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antasqueSansM Nerd Font Propo" svg:font-family="'FantasqueSansM Nerd Font Prop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e0946" officeooo:paragraph-rsid="000e0946"/>
    </style:style>
    <style:style style:name="P2" style:family="paragraph" style:parent-style-name="Heading_20_4">
      <style:text-properties officeooo:paragraph-rsid="000e0946"/>
    </style:style>
    <style:style style:name="P3" style:family="paragraph" style:parent-style-name="Text_20_body">
      <style:text-properties officeooo:rsid="000e0946" officeooo:paragraph-rsid="000e0946"/>
    </style:style>
    <style:style style:name="P4" style:family="paragraph" style:parent-style-name="Text_20_body">
      <style:text-properties style:font-name="FantasqueSansM Nerd Font Propo" style:rfc-language-tag="es-419" fo:language="es" officeooo:rsid="000e11ba" officeooo:paragraph-rsid="000e0946"/>
    </style:style>
    <style:style style:name="P5" style:family="paragraph" style:parent-style-name="Text_20_body">
      <style:text-properties style:font-name="FantasqueSansM Nerd Font Propo" style:rfc-language-tag="es-419" fo:language="es" officeooo:rsid="000e11ba" officeooo:paragraph-rsid="000e11ba"/>
    </style:style>
    <style:style style:name="P6" style:family="paragraph" style:parent-style-name="Text_20_body">
      <style:text-properties style:rfc-language-tag="es-419" fo:language="es" officeooo:rsid="000e11ba" officeooo:paragraph-rsid="000eedc3"/>
    </style:style>
    <style:style style:name="P7" style:family="paragraph" style:parent-style-name="Text_20_body">
      <style:text-properties style:font-name="FantasqueSansM Nerd Font Propo" style:rfc-language-tag="es-419" fo:language="es" officeooo:rsid="000e11ba" officeooo:paragraph-rsid="000eedc3"/>
    </style:style>
    <style:style style:name="P8" style:family="paragraph" style:parent-style-name="Text_20_body">
      <style:text-properties style:font-name="FantasqueSansM Nerd Font Propo" style:rfc-language-tag="es-419" fo:language="es" officeooo:rsid="00105eaa" officeooo:paragraph-rsid="00105eaa"/>
    </style:style>
    <style:style style:name="P9" style:family="paragraph" style:parent-style-name="Text_20_body">
      <style:text-properties style:rfc-language-tag="es-419" fo:language="es" officeooo:rsid="00114cbb" officeooo:paragraph-rsid="001321a3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FantasqueSansM Nerd Font Propo" fo:font-size="11pt" fo:language="en" fo:country="US" fo:font-style="normal" style:text-underline-style="none" fo:font-weight="normal" officeooo:rsid="00156aef" officeooo:paragraph-rsid="00156aef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FantasqueSansM Nerd Font Propo" fo:font-size="11pt" style:rfc-language-tag="es-419" fo:language="es" fo:font-style="normal" style:text-underline-style="none" fo:font-weight="normal" officeooo:rsid="00114cbb" officeooo:paragraph-rsid="001321a3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FantasqueSansM Nerd Font Propo" fo:font-size="11pt" style:rfc-language-tag="es-419" fo:language="es" fo:font-style="normal" style:text-underline-style="none" fo:font-weight="normal" officeooo:rsid="00114cbb" officeooo:paragraph-rsid="001919a0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1pt" fo:language="en" fo:country="US" fo:font-style="normal" style:text-underline-style="none" fo:font-weight="normal" officeooo:rsid="00167626" officeooo:paragraph-rsid="001321a3" style:text-blinking="false" fo:background-color="transparent"/>
    </style:style>
    <style:style style:name="T1" style:family="text">
      <style:text-properties officeooo:rsid="000e0946"/>
    </style:style>
    <style:style style:name="T2" style:family="text">
      <style:text-properties style:rfc-language-tag="es-419" fo:language="es"/>
    </style:style>
    <style:style style:name="T3" style:family="text">
      <style:text-properties style:rfc-language-tag="es-419" fo:language="es" officeooo:rsid="000e11ba"/>
    </style:style>
    <style:style style:name="T4" style:family="text">
      <style:text-properties style:font-name="Arial1" officeooo:rsid="000eedc3"/>
    </style:style>
    <style:style style:name="T5" style:family="text">
      <style:text-properties officeooo:rsid="000eedc3"/>
    </style:style>
    <style:style style:name="T6" style:family="text">
      <style:text-properties style:font-name="Arial1"/>
    </style:style>
    <style:style style:name="T7" style:family="text">
      <style:text-properties officeooo:rsid="001321a3"/>
    </style:style>
    <style:style style:name="T8" style:family="text">
      <style:text-properties fo:font-family="Arial, sans-serif" style:rfc-language-tag="es-419" fo:language="es" officeooo:rsid="00114cbb"/>
    </style:style>
    <style:style style:name="T9" style:family="text">
      <style:text-properties style:font-name="Arial1" fo:language="en" fo:country="US" officeooo:rsid="00167626"/>
    </style:style>
    <style:style style:name="T10" style:family="text">
      <style:text-properties style:font-name="FantasqueSansM Nerd Font Propo"/>
    </style:style>
    <style:style style:name="T11" style:family="text">
      <style:text-properties officeooo:rsid="0019c9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RTE UNO</text:h>
      <text:h text:style-name="P2" text:outline-level="4"><text:span text:style-name="T1">A. Revisando el contenido</text:span></text:h>
      <text:p text:style-name="P3">1. <text:span text:style-name="T2">¿Cuáles cargos hay? ¿Cuántos niveles? ¿Cuáles niveles? ¿Cuántos empleados tiene?<text:line-break/>Manager, Operator y Engineer (Columnas de la tabla Level)<text:line-break/>Hay 6 niveles<text:line-break/>1, 2, 3, 4, 5, 7<text:line-break/></text:span><text:span text:style-name="T3">Hay 24 empleados</text:span></text:p>
      <text:p text:style-name="P4">SELECT *<text:line-break/>FROM Level</text:p>
      <text:p text:style-name="P5">SELECT count(*) as "no empelados"<text:line-break/>FROM Staff</text:p>
      <text:p text:style-name="P6">2. ¿Cuántas compañias son clientes? ¿Cuántos contactos existen? ¿Cuantas personas tiene cada compañía autorizaas para hacer llamadas?</text:p>
      <text:p text:style-name="P7"><text:span text:style-name="T4">Hay 50 clientes</text:span><text:span text:style-name="T5"><text:line-break/>SELECT count(*) "no clientes"<text:line-break/></text:span>FROM Customer</text:p>
      <text:p text:style-name="P8"><text:span text:style-name="T6">Hay 50 contactos</text:span><text:line-break/>SELECT DISTINCT count(Contact_id)<text:line-break/>FROM Customer</text:p>
      <text:p text:style-name="P8">SELECT Company_name, COUNT(Caller.Caller_id)<text:line-break/>FROM Customer JOIN Caller<text:line-break/>ON Customer.Company_ref = Caller.Company_ref<text:line-break/>GROUP BY Customer.Company_name</text:p>
      <text:p text:style-name="P9"><text:span text:style-name="T7">3. </text:span>¿Qué tipos de problemas atiende? ¿Cuáles estan relacionados con bases de datos? [Ordenados por fecha] ¿Cuántos problemas han atendido? ¿Cuántos faltan por atender</text:p>
      <text:p text:style-name="P10">select Detail<text:line-break/>from Issue<text:span text:style-name="T8"><text:line-break/>Atiende problemas relacionados a software: Word, Powerpoint, Adobe Acrobat, etc.</text:span></text:p>
      <text:p text:style-name="P11">select Detail, Call_date<text:line-break/>from Issue<text:line-break/>where Detail like '%SQL%' or Detail like '%Oracle%'<text:line-break/>order by Call_date</text:p>
      <text:p text:style-name="P12">select count(Status) as "solved"<text:line-break/>from Issue<text:line-break/>where Status = 'Closed'<text:line-break/><text:span text:style-name="T9">Han resuelto 486 problemas</text:span></text:p>
      <text:p text:style-name="P13"/>
      <text:p text:style-name="P13"/>
      <text:p text:style-name="P13"><text:soft-page-break/><text:span text:style-name="T10">select count(Status) as "solved"<text:line-break/>from Issue<text:line-break/>where Status &lt;&gt; 'Closed'</text:span><text:line-break/><text:span text:style-name="T11">Faltan 10 por resolv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antasqueSansM Nerd Font Propo" svg:font-family="'FantasqueSansM Nerd Font Prop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7:23:39.065977200</meta:creation-date>
    <dc:date>2025-09-04T18:21:03.030524500</dc:date>
    <meta:editing-duration>PT24M43S</meta:editing-duration>
    <meta:editing-cycles>11</meta:editing-cycles>
    <meta:generator>LibreOffice/25.8.0.4$Windows_X86_64 LibreOffice_project/48f00303701489684e67c38c28aff00cd5929e67</meta:generator>
    <meta:document-statistic meta:table-count="0" meta:image-count="0" meta:object-count="0" meta:page-count="2" meta:paragraph-count="14" meta:word-count="179" meta:character-count="1249" meta:non-whitespace-character-count="1084"/>
  </office:meta>
</office:document-meta>
</file>